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0b6a6" officeooo:paragraph-rsid="0010b6a6"/>
    </style:style>
    <style:style style:name="P2" style:family="paragraph" style:parent-style-name="Table_20_Contents">
      <style:text-properties officeooo:rsid="0014961c" officeooo:paragraph-rsid="0014961c"/>
    </style:style>
    <style:style style:name="T1" style:family="text">
      <style:text-properties officeooo:rsid="001444ef"/>
    </style:style>
    <style:style style:name="T2" style:family="text">
      <style:text-properties officeooo:rsid="0014ad94"/>
    </style:style>
    <style:style style:name="T3" style:family="text">
      <style:text-properties officeooo:rsid="0014f6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NETWORK LAYER</text:p>
      <text:p text:style-name="Standard"/>
      <table:table table:name="Table1" table:style-name="Table1">
        <table:table-column table:style-name="Table1.A" table:number-columns-repeated="2"/>
        <table:table-row table:style-name="TableLine94908928654736">
          <table:table-cell table:style-name="Table1.A1" office:value-type="string">
            <text:p text:style-name="Table_20_Contents">The network layer delivers data in the form of a packet from source to destination</text:p>
            <text:p text:style-name="Table_20_Contents"/>
          </table:table-cell>
          <table:table-cell table:style-name="Table1.A1" office:value-type="string">
            <text:p text:style-name="Table_20_Contents">across as many links as necessary</text:p>
          </table:table-cell>
        </table:table-row>
        <table:table-row table:style-name="TableLine94908928654736">
          <table:table-cell table:style-name="Table1.A1" office:value-type="string">
            <text:p text:style-name="Table_20_Contents">difference between the net-</text:p>
            <text:p text:style-name="Table_20_Contents">work layer and the data link layer</text:p>
          </table:table-cell>
          <table:table-cell table:style-name="Table1.A1" office:value-type="string">
            <text:p text:style-name="P1">Is the data link layer deliver data in adjacent system</text:p>
            <text:p text:style-name="P1"/>
            <text:p text:style-name="P1">and network layer deliver data to system thata are not directly connected to the network by intermerdiar</text:p>
          </table:table-cell>
        </table:table-row>
        <table:table-row table:style-name="TableLine94908928654736">
          <table:table-cell table:style-name="Table1.A1" office:value-type="string">
            <text:p text:style-name="Table_20_Contents">There can be many different types of data link and physical layers on</text:p>
            <text:p text:style-name="Table_20_Contents">the network, depending on the variety of the link types,</text:p>
          </table:table-cell>
          <table:table-cell table:style-name="Table1.A1" office:value-type="string">
            <text:p text:style-name="Table_20_Contents">A router simply looks at the packet header</text:p>
            <text:p text:style-name="Table_20_Contents">and makes a forwarding decision based on this information.</text:p>
          </table:table-cell>
        </table:table-row>
        <table:table-row table:style-name="TableLine94908928654736">
          <table:table-cell table:style-name="Table1.A1" office:value-type="string">
            <text:p text:style-name="Table_20_Contents">The transport layer</text:p>
            <text:p text:style-name="Table_20_Contents">does not play a role in the forwarding decision.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>The key concept at the network layer is the network address <text:span text:style-name="T1">IP address</text:span></text:p>
          </table:table-cell>
          <table:table-cell table:style-name="Table1.A1" office:value-type="string">
            <text:p text:style-name="P2">Evry system in network recive an ip addres wheras an end system or intermediar system</text:p>
            <text:p text:style-name="P2"/>
          </table:table-cell>
        </table:table-row>
        <table:table-row table:style-name="TableLine94908928654736">
          <table:table-cell table:style-name="Table1.A1" office:value-type="string">
            <text:p text:style-name="P2">Network address is defer from physical address</text:p>
            <text:p text:style-name="P2"/>
            <text:p text:style-name="P2">there is two address because</text:p>
          </table:table-cell>
          <table:table-cell table:style-name="Table1.A1" office:value-type="string">
            <text:p text:style-name="P2">There are many type of physical address</text:p>
            <text:p text:style-name="P2">IP address are Global Administrated <text:span text:style-name="T2">and Unique</text:span></text:p>
          </table:table-cell>
        </table:table-row>
        <table:table-row table:style-name="TableLine94908928654736">
          <table:table-cell table:style-name="Table1.A1" office:value-type="string">
            <text:p text:style-name="Table_20_Contents">address resolution <text:span text:style-name="T3">is maping network address to physical address</text:span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9089286547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4:34:16.983656980</meta:creation-date>
    <dc:date>2022-01-11T14:41:38.747543475</dc:date>
    <meta:editing-duration>PT7M17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1" meta:paragraph-count="20" meta:word-count="177" meta:character-count="1021" meta:non-whitespace-character-count="864"/>
  </office:meta>
</office:document-meta>
</file>